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42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46.2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Descrição</text:p>
          </table:table-cell>
          <table:table-cell table:style-name="ce1" office:value-type="string" calcext:value-type="string">
            <text:p>quantidade</text:p>
          </table:table-cell>
          <table:table-cell table:style-name="ce1"/>
          <table:table-cell table:style-name="ce3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BO CRIOGENICO EM PP GRAD. 2ml ROSCA EXT.12X45mm</text:p>
          </table:table-cell>
          <table:table-cell office:value-type="float" office:value="9999" calcext:value-type="float">
            <text:p>9999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RTA LAMINAS EM PP TIPO FRASCO (3 LAMINA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INCA HISTOLOGICA (ANATOMICA PONTA FINA) 16C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INÇA PARA DISSECÇÃO ANATOMICA 16c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INÇA PARA DISSECÇÃO ANATOMICA 30cm</text:p>
          </table:table-cell>
          <table:table-cell office:value-type="float" office:value="33333" calcext:value-type="float">
            <text:p>3333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ANDEJA EM PP 450X280X77mm 7l REF.44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6:29:59.9191053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13:10.891403390</meta:creation-date>
    <dc:date>2019-05-27T16:30:09.329684420</dc:date>
    <meta:editing-duration>PT15M53S</meta:editing-duration>
    <meta:editing-cycles>4</meta:editing-cycles>
    <meta:generator>LibreOffice/6.0.7.3$Linux_X86_64 LibreOffice_project/00m0$Build-3</meta:generator>
    <meta:document-statistic meta:table-count="1" meta:cell-count="21" meta:object-count="0"/>
  </office:meta>
</office:document-meta>
</file>